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ab61" officeooo:paragraph-rsid="0019ab61"/>
    </style:style>
    <style:style style:name="P2" style:family="paragraph" style:parent-style-name="Standard">
      <style:text-properties fo:font-weight="bold" officeooo:rsid="0019ab61" officeooo:paragraph-rsid="0019ab6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чна робота №3</text:p>
      <text:p text:style-name="P2">Index.html</text:p>
      <text:p text:style-name="P1">&lt;!DOCTYPE html&gt;</text:p>
      <text:p text:style-name="P1">&lt;html&gt;</text:p>
      <text:p text:style-name="P1">&lt;head&gt;</text:p>
      <text:p text:style-name="P1"><text:tab/>&lt;meta charset="utf-8"&gt;</text:p>
      <text:p text:style-name="P1"><text:tab/>&lt;title&gt;Робота з формами&lt;/title&gt;</text:p>
      <text:p text:style-name="P1">&lt;/head&gt;</text:p>
      <text:p text:style-name="P1">&lt;body&gt;</text:p>
      <text:p text:style-name="P1"></text:p>
      <text:p text:style-name="P1"><text:tab/>&lt;form action="#"&gt;</text:p>
      <text:p text:style-name="P1"><text:tab/><text:tab/>&lt;label for="pass"&gt;Пароль:&lt;/label&gt;</text:p>
      <text:p text:style-name="P1"><text:tab/><text:tab/>&lt;input id="pass" type="password" maxlength="20" placeholder="Пароль" tabindex="1" /&gt;</text:p>
      <text:p text:style-name="P1"><text:tab/><text:tab/>&lt;p&gt;</text:p>
      <text:p text:style-name="P1"><text:tab/><text:tab/><text:tab/>&lt;input type="radio" name="sex" value="male" tabindex="3"&gt;Male&lt;br&gt;</text:p>
      <text:p text:style-name="P1"><text:tab/><text:tab/><text:tab/>&lt;input type="radio" name="sex" value="female" tabindex="2"&gt;Female</text:p>
      <text:p text:style-name="P1"><text:tab/><text:tab/>&lt;/p&gt;</text:p>
      <text:p text:style-name="P1"><text:tab/><text:tab/>&lt;p&gt;</text:p>
      <text:p text:style-name="P1"><text:tab/><text:tab/><text:tab/>&lt;input type="checkbox" name="vehicle" value="Bike" tabindex="4"&gt;I have a bike&lt;br&gt;</text:p>
      <text:p text:style-name="P1"><text:tab/><text:tab/><text:tab/>&lt;input type="checkbox" name="vehicle" value="Car" tabindex="5"&gt;I have a car</text:p>
      <text:p text:style-name="P1"></text:p>
      <text:p text:style-name="P1"><text:tab/><text:tab/>&lt;/p&gt;</text:p>
      <text:p text:style-name="P1"><text:tab/><text:tab/>&lt;p&gt;</text:p>
      <text:p text:style-name="P1"><text:tab/><text:tab/><text:tab/>&lt;textarea rows="10" cols="30" tabindex="6"&gt;The cat was playing in the garden.</text:p>
      <text:p text:style-name="P1"><text:tab/><text:tab/><text:tab/>&lt;/textarea&gt;</text:p>
      <text:p text:style-name="P1"><text:tab/><text:tab/>&lt;/p&gt;</text:p>
      <text:p text:style-name="P1"><text:tab/><text:tab/>&lt;p&gt;</text:p>
      <text:p text:style-name="P1"><text:tab/><text:tab/><text:tab/>&lt;select name="cars" tabindex="7"&gt;</text:p>
      <text:p text:style-name="P1"><text:tab/><text:tab/><text:tab/><text:tab/>&lt;option value="volvo"&gt;Volvo&lt;/option&gt;</text:p>
      <text:p text:style-name="P1"><text:tab/><text:tab/><text:tab/><text:tab/>&lt;option value="saab"&gt;Saab&lt;/option&gt;</text:p>
      <text:p text:style-name="P1"><text:tab/><text:tab/><text:tab/><text:tab/>&lt;option value="fiat"&gt;Fiat&lt;/option&gt;</text:p>
      <text:p text:style-name="P1"><text:tab/><text:tab/><text:tab/><text:tab/>&lt;option value="audi"&gt;Audi&lt;/option&gt;</text:p>
      <text:p text:style-name="P1"><text:tab/><text:tab/><text:tab/>&lt;/select&gt;</text:p>
      <text:p text:style-name="P1"><text:tab/><text:tab/>&lt;/p&gt;</text:p>
      <text:p text:style-name="P1"><text:tab/><text:tab/>&lt;p&gt;</text:p>
      <text:p text:style-name="P1"><text:tab/><text:tab/><text:tab/>&lt;select size="6" multiple tabindex="8"&gt;</text:p>
      <text:p text:style-name="P1"><text:tab/><text:tab/><text:tab/> <text:s text:c="3"/>&lt;option disabled&gt;Выберите героя&lt;/option&gt;</text:p>
      <text:p text:style-name="P1"><text:tab/><text:tab/><text:tab/> <text:s text:c="3"/>&lt;option value="Чебурашка"&gt;Чебурашка&lt;/option&gt;</text:p>
      <text:p text:style-name="P1"><text:tab/><text:tab/><text:tab/> <text:s text:c="3"/>&lt;option selected value="Крокодил Гена"&gt;Крокодил Гена&lt;/option&gt;</text:p>
      <text:p text:style-name="P1"><text:tab/><text:tab/><text:tab/> <text:s text:c="3"/>&lt;option selected value="Шапокляк"&gt;Шапокляк&lt;/option&gt;</text:p>
      <text:p text:style-name="P1"><text:tab/><text:tab/><text:tab/> <text:s text:c="3"/>&lt;option value="Крыса Лариса"&gt;Крыса Лариса&lt;/option&gt;</text:p>
      <text:p text:style-name="P1"><text:tab/><text:tab/><text:tab/>&lt;/select&gt;</text:p>
      <text:p text:style-name="P1"><text:tab/><text:tab/>&lt;/p&gt;<text:tab/><text:tab/>&lt;p&gt;<text:tab/><text:tab/><text:tab/>&lt;button type="submit" tabindex="10"&gt;Submit&lt;/button&gt;</text:p>
      <text:p text:style-name="P1"><text:tab/><text:tab/><text:tab/>&lt;button type="reset" tabindex="9"&gt;Reset&lt;/button&gt;&lt;/p&gt;</text:p>
      <text:p text:style-name="P1"><text:tab/>&lt;/form&gt;</text:p>
      <text:p text:style-name="P1">&lt;/body&gt;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5:12:27.778306029</meta:creation-date>
    <meta:generator>LibreOffice/4.2.6.3$Linux_X86_64 LibreOffice_project/420m0$Build-3</meta:generator>
    <dc:date>2014-10-25T15:13:37.151551242</dc:date>
    <meta:editing-duration>PT22S</meta:editing-duration>
    <meta:editing-cycles>3</meta:editing-cycles>
    <meta:document-statistic meta:table-count="0" meta:image-count="0" meta:object-count="0" meta:page-count="1" meta:paragraph-count="47" meta:word-count="118" meta:character-count="1431" meta:non-whitespace-character-count="1196"/>
  </office:meta>
</office:document-meta>
</file>